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e94" officeooo:paragraph-rsid="00039e94"/>
    </style:style>
    <style:style style:name="P2" style:family="paragraph" style:parent-style-name="Standard">
      <style:text-properties officeooo:rsid="00039e94" officeooo:paragraph-rsid="0004f690"/>
    </style:style>
    <style:style style:name="P3" style:family="paragraph" style:parent-style-name="Standard">
      <style:text-properties fo:color="#ff4000" officeooo:rsid="00039e94" officeooo:paragraph-rsid="00039e94"/>
    </style:style>
    <style:style style:name="P4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039e94" officeooo:paragraph-rsid="0004f690"/>
    </style:style>
    <style:style style:name="P5" style:family="paragraph" style:parent-style-name="Standard">
      <style:paragraph-properties fo:text-align="center" style:justify-single-word="false"/>
      <style:text-properties fo:color="#ff4000" fo:font-size="14pt" fo:font-style="italic" fo:font-weight="bold" officeooo:rsid="00039e94" officeooo:paragraph-rsid="00039e94"/>
    </style:style>
    <style:style style:name="P6" style:family="paragraph" style:parent-style-name="Standard">
      <style:paragraph-properties fo:text-align="center" style:justify-single-word="false"/>
      <style:text-properties fo:font-size="14pt" fo:font-style="italic" fo:font-weight="bold" officeooo:rsid="00039e94" officeooo:paragraph-rsid="00039e94"/>
    </style:style>
    <style:style style:name="P7" style:family="paragraph" style:parent-style-name="Standard">
      <style:text-properties officeooo:rsid="0004f690" officeooo:paragraph-rsid="0004f690"/>
    </style:style>
    <style:style style:name="P8" style:family="paragraph" style:parent-style-name="Standard">
      <style:paragraph-properties fo:text-align="center" style:justify-single-word="false"/>
      <style:text-properties officeooo:rsid="0006500f" officeooo:paragraph-rsid="0006500f"/>
    </style:style>
    <style:style style:name="P9" style:family="paragraph" style:parent-style-name="Standard">
      <style:text-properties officeooo:paragraph-rsid="0006500f"/>
    </style:style>
    <style:style style:name="T1" style:family="text">
      <style:text-properties officeooo:rsid="0004f690"/>
    </style:style>
    <style:style style:name="T2" style:family="text">
      <style:text-properties officeooo:rsid="0006500f"/>
    </style:style>
    <style:style style:name="T3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Draft************</text:p>
      <text:p text:style-name="P6">32 bit vs 64 bit</text:p>
      <text:p text:style-name="P6">07/21/20</text:p>
      <text:p text:style-name="P5">************Draft************</text:p>
      <text:p text:style-name="P3"/>
      <text:p text:style-name="P3"/>
      <text:p text:style-name="P1">32bit O/S 32 bit application</text:p>
      <text:p text:style-name="Standard">real<text:tab/>1m21.215s</text:p>
      <text:p text:style-name="Standard">user<text:tab/>1m21.067s</text:p>
      <text:p text:style-name="Standard">sys<text:tab/>0m0.120s</text:p>
      <text:p text:style-name="Standard">-rwxr-xr-x 1 devel devel 39304 Jun 18 16:58 master</text:p>
      <text:p text:style-name="Standard"/>
      <text:p text:style-name="P1">64bit O/S 32 bit application</text:p>
      <text:p text:style-name="P1">real<text:tab/>1m25.409s</text:p>
      <text:p text:style-name="P1">user<text:tab/>1m25.312s</text:p>
      <text:p text:style-name="P1">sys<text:tab/>0m0.081s</text:p>
      <text:p text:style-name="P1"/>
      <text:p text:style-name="P1">64bit O/S 64 bit application</text:p>
      <text:p text:style-name="P1">real<text:tab/>1m29.992s</text:p>
      <text:p text:style-name="P1">user<text:tab/>1m29.874s</text:p>
      <text:p text:style-name="P1">sys<text:tab/>0m0.080s</text:p>
      <text:p text:style-name="P1">-rwxr-xr-x 1 devel devel 49088 Jul 21 06:36 master</text:p>
      <text:p text:style-name="P1"/>
      <text:p text:style-name="P7">The storage media provides improvement of micro sd </text:p>
      <text:p text:style-name="P7"/>
      <text:p text:style-name="P2">32bit O/S 32 bit application <text:span text:style-name="T1">USB ssd </text:span></text:p>
      <text:p text:style-name="P1">real<text:tab/>1m8.582s</text:p>
      <text:p text:style-name="P1">user<text:tab/>1m8.249s</text:p>
      <text:p text:style-name="P1">sys<text:tab/>0m0.130s</text:p>
      <text:p text:style-name="P1"/>
      <text:p text:style-name="P9"><text:span text:style-name="T2">The master application creates 3 threads which reads a pgm image file and computes a </text:span><text:span text:style-name="T3">singular value decomposition</text:span> (<text:span text:style-name="T3">SVD</text:span>). <text:s/></text:p>
      <text:p text:style-name="P8">Then the SVD values are used to reconstruct the image an writes the <text:s/>rcred.bin, rcgrn.bin and rcblue.bin in a floating point format. <text:s/></text:p>
      <text:p text:style-name="P1">In main red.pgm Sred.bin rcred.bin 0 0</text:p>
      <text:p text:style-name="P1">In main grn.pgm Sgrn.bin rcgrn.bin 0 0</text:p>
      <text:p text:style-name="P1">In main blu.pgm Sblu.bin rcblu.bin 0 0</text:p>
      <text:p text:style-name="P1">name: Allen</text:p>
      <text:p text:style-name="P1">age: 20</text:p>
      <text:p text:style-name="P1">0x0</text:p>
      <text:p text:style-name="P1"/>
      <text:p text:style-name="P1"><text:s/>1st thread processing th_id[0] 0xb6d09460</text:p>
      <text:p text:style-name="P1">In mysvd input_file: red.pgm</text:p>
      <text:p text:style-name="P1">In mysvd first_output: Sred.bin</text:p>
      <text:p text:style-name="P1">In mysvd second_output: rcred.bin</text:p>
      <text:p text:style-name="P1">In mysvd status: 0</text:p>
      <text:p text:style-name="P1">In mysvd num_bytes_rd: 0</text:p>
      <text:p text:style-name="P1"/>
      <text:p text:style-name="P1">ncols=512 nrows=512 </text:p>
      <text:p text:style-name="P1">In mysvd status input file read: 1 num_bytes_rd 262144</text:p>
      <text:p text:style-name="P1">red.pgm th0.len1 = 0 </text:p>
      <text:p text:style-name="P1">len = 1050624 th0.len2 = 1050624 th0.len3 = 1050624 th0.len4 = 1050624</text:p>
      <text:p text:style-name="P1"><text:soft-page-break/>setting up ptrs with malloc</text:p>
      <text:p text:style-name="P1">pa 0xb603a808 ppa 0xb603a008 <text:s/></text:p>
      <text:p text:style-name="P1">pv = 0xb623c808 ppv = 0xb623c008 </text:p>
      <text:p text:style-name="P1">pvt = 0xb5e38808 ppvt = 0xb5e38008 </text:p>
      <text:p text:style-name="P1">pds = 0xb5f39808 ppds = 0xb5f39008 </text:p>
      <text:p text:style-name="P1">puds = 0xb613b808 ppuds = 0xb613b008 </text:p>
      <text:p text:style-name="P1">pudsvt = 0xb5c36808 ppudsvt = 0xb5c36008 </text:p>
      <text:p text:style-name="P1">U row = 512 col = 512 </text:p>
      <text:p text:style-name="P1">Singular Values</text:p>
      <text:p text:style-name="P1">V row = 512 col = 512 </text:p>
      <text:p text:style-name="P1">V' row = 512 col = 512 </text:p>
      <text:p text:style-name="P1">Call mul u * s <text:s/></text:p>
      <text:p text:style-name="P1">UDS row = 512 col = 512 </text:p>
      <text:p text:style-name="P1">Call mul u * ds * vt </text:p>
      <text:p text:style-name="P1">USDVT row = 512 col = 512 </text:p>
      <text:p text:style-name="P1">ps converted from float to int 0xb64005b8 </text:p>
      <text:p text:style-name="P1"># of data written 0x40000 </text:p>
      <text:p text:style-name="P1"/>
      <text:p text:style-name="P1"><text:s/>2nd thread processing th_id[1] 0xb6d09460</text:p>
      <text:p text:style-name="P1">In mysvd input_file: grn.pgm</text:p>
      <text:p text:style-name="P1">In mysvd first_output: Sgrn.bin</text:p>
      <text:p text:style-name="P1">In mysvd second_output: rcgrn.bin</text:p>
      <text:p text:style-name="P1">In mysvd status: 0</text:p>
      <text:p text:style-name="P1">In mysvd num_bytes_rd: 0</text:p>
      <text:p text:style-name="P1"/>
      <text:p text:style-name="P1">ncols=512 nrows=512 </text:p>
      <text:p text:style-name="P1">In mysvd status input file read: 1 num_bytes_rd 262144</text:p>
      <text:p text:style-name="P1">grn.pgm th1.len1 = 0 </text:p>
      <text:p text:style-name="P1">len = 1050624 th1.len2 = 1050624 th1.len3 = 1050624 th1.len4 = 1050624</text:p>
      <text:p text:style-name="P1">len = 1050624 th1.len2 = 1050624 th1.len3 = 1050624 th1.len4 = 1050624</text:p>
      <text:p text:style-name="P1">setting up ptrs with malloc</text:p>
      <text:p text:style-name="P1">pa 0xb5efd808 ppa 0xb5efd008 <text:s/></text:p>
      <text:p text:style-name="P1">pv = 0xb60ff808 ppv = 0xb60ff008 </text:p>
      <text:p text:style-name="P1">pvt = 0xb5cfb808 ppvt = 0xb5cfb008 </text:p>
      <text:p text:style-name="P1">pds = 0xb5dfc808 ppds = 0xb5dfc008 </text:p>
      <text:p text:style-name="P1">puds = 0xb5ffe808 ppuds = 0xb5ffe008 </text:p>
      <text:p text:style-name="P1">pudsvt = 0xb5af9808 ppudsvt = 0xb5af9008 </text:p>
      <text:p text:style-name="P1">U row = 512 col = 512 </text:p>
      <text:p text:style-name="P1">Singular Values</text:p>
      <text:p text:style-name="P1">V row = 512 col = 512 </text:p>
      <text:p text:style-name="P1">V' row = 512 col = 512 </text:p>
      <text:p text:style-name="P1">Call mul u * s <text:s/></text:p>
      <text:p text:style-name="P1">UDS row = 512 col = 512 </text:p>
      <text:p text:style-name="P1">Call mul u * ds * vt </text:p>
      <text:p text:style-name="P1">USDVT row = 512 col = 512 </text:p>
      <text:p text:style-name="P1">ps converted from float to int 0xb64c05d0 </text:p>
      <text:p text:style-name="P1"># of data written 0x40000 </text:p>
      <text:p text:style-name="P1"/>
      <text:p text:style-name="P1"><text:s/>3rd thread processing th_id[2] 0xb6d09460</text:p>
      <text:p text:style-name="P1">In mysvd input_file: blu.pgm</text:p>
      <text:p text:style-name="P1">In mysvd first_output: Sblu.bin</text:p>
      <text:p text:style-name="P1">In mysvd second_output: rcblu.bin</text:p>
      <text:p text:style-name="P1"><text:soft-page-break/>In mysvd status: 0</text:p>
      <text:p text:style-name="P1">In mysvd num_bytes_rd: 0</text:p>
      <text:p text:style-name="P1"/>
      <text:p text:style-name="P1">ncols=512 nrows=512 </text:p>
      <text:p text:style-name="P1">In mysvd status input file read: 1 num_bytes_rd 262144</text:p>
      <text:p text:style-name="P1">blu.pgm th2.len1 = 0 </text:p>
      <text:p text:style-name="P1">len = 1050624 th2.len2 = 1050624 th2.len3 = 1050624 th2.len4 = 1050624</text:p>
      <text:p text:style-name="P1">len = 1050624 th2.len2 = 1050624 th2.len3 = 1050624 th2.len4 = 1050624</text:p>
      <text:p text:style-name="P1">setting up ptrs with malloc</text:p>
      <text:p text:style-name="P1">pa 0xb5bfa808 ppa 0xb5bfa008 <text:s/></text:p>
      <text:p text:style-name="P1">pv = 0xb5eff808 ppv = 0xb5eff008 </text:p>
      <text:p text:style-name="P1">pvt = 0xb59f8808 ppvt = 0xb59f8008 </text:p>
      <text:p text:style-name="P1">pds = 0xb5af9808 ppds = 0xb5af9008 </text:p>
      <text:p text:style-name="P1">puds = 0xb5cfb808 ppuds = 0xb5cfb008 </text:p>
      <text:p text:style-name="P1">pudsvt = 0xb57f6808 ppudsvt = 0xb57f6008 </text:p>
      <text:p text:style-name="P1">U row = 512 col = 512 </text:p>
      <text:p text:style-name="P1">Singular Values</text:p>
      <text:p text:style-name="P1">V row = 512 col = 512 </text:p>
      <text:p text:style-name="P1">V' row = 512 col = 512 </text:p>
      <text:p text:style-name="P1">Call mul u * s <text:s/></text:p>
      <text:p text:style-name="P1">UDS row = 512 col = 512 </text:p>
      <text:p text:style-name="P1">Call mul u * ds * vt </text:p>
      <text:p text:style-name="P1">USDVT row = 512 col = 512 </text:p>
      <text:p text:style-name="P1">ps converted from float to int 0xb64c05d0 </text:p>
      <text:p text:style-name="P1"># of data written 0x40000 </text:p>
      <text:p text:style-name="P1">all threads joined</text:p>
      <text:p text:style-name="P1">In main status 4 num_bytes_rd 262144 </text:p>
      <text:p text:style-name="P1">In main status 4 num_bytes_rd 262144 </text:p>
      <text:p text:style-name="P1">In main status 4 num_bytes_rd 262144 </text:p>
      <text:p text:style-name="P1"/>
      <text:p text:style-name="P1">real<text:tab/>2m7.119s</text:p>
      <text:p text:style-name="P1">user<text:tab/>2m6.529s</text:p>
      <text:p text:style-name="P1">sys<text:tab/>0m0.240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09:56:04.723361909</meta:creation-date>
    <dc:date>2020-07-21T12:54:00.216800935</dc:date>
    <meta:editing-duration>PT1M17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3" meta:paragraph-count="121" meta:word-count="654" meta:character-count="3658" meta:non-whitespace-character-count="3055"/>
  </office:meta>
</office:document-meta>
</file>